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16270000001A0000001A78FADC9662FD24C7.svg" manifest:media-type="image/svg+xml"/>
  <manifest:file-entry manifest:full-path="Pictures/10000201000000010000000108093F3507420144.png" manifest:media-type="image/png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1" svg:font-family="Arial" style:font-family-generic="swiss"/>
    <style:font-face style:name="arial" svg:font-family="arial" style:font-family-generic="swiss"/>
    <style:font-face style:name="arial2" svg:font-family="arial" style:font-adornments="Italic" style:font-family-generic="swiss"/>
    <style:font-face style:name="arial1" svg:font-family="arial" style:font-adornments="Regular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DejaVu Math TeX Gyre" svg:font-family="'DejaVu Math TeX Gyre'" style:font-pitch="variable"/>
    <style:font-face style:name="Garuda" svg:font-family="Garuda" style:font-pitch="variable"/>
    <style:font-face style:name="Bitstream Vera Serif" svg:font-family="'Bitstream Vera Serif'" style:font-family-generic="roman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Bold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officeooo:paragraph-rsid="001c13e5" style:font-size-asian="32pt" style:font-size-complex="32pt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28pt" fo:font-weight="bold" officeooo:rsid="001c13e5" officeooo:paragraph-rsid="001c13e5" style:font-size-asian="28pt" style:font-weight-asian="bold" style:font-size-complex="2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officeooo:rsid="001c13e5" officeooo:paragraph-rsid="001c13e5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8pt" officeooo:rsid="001c13e5" officeooo:paragraph-rsid="001c13e5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4pt" officeooo:rsid="001c13e5" officeooo:paragraph-rsid="001c13e5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2pt" officeooo:rsid="001d384f" officeooo:paragraph-rsid="001d384f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2pt" fo:font-weight="normal" officeooo:rsid="001d384f" officeooo:paragraph-rsid="001d384f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fo:font-weight="normal" officeooo:rsid="001d384f" officeooo:paragraph-rsid="002a33da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32pt" officeooo:paragraph-rsid="001c13e5" style:font-size-asian="32pt" style:font-size-complex="32pt"/>
    </style:style>
    <style:style style:name="P10" style:family="paragraph" style:parent-style-name="Standard">
      <style:text-properties officeooo:rsid="00225fb3" officeooo:paragraph-rsid="00225fb3"/>
    </style:style>
    <style:style style:name="P11" style:family="paragraph" style:parent-style-name="Standard">
      <style:paragraph-properties fo:text-align="center" style:justify-single-word="false"/>
      <style:text-properties officeooo:rsid="00225fb3" officeooo:paragraph-rsid="00225fb3"/>
    </style:style>
    <style:style style:name="P12" style:family="paragraph" style:parent-style-name="Standard">
      <style:text-properties officeooo:rsid="002415e4" officeooo:paragraph-rsid="002415e4"/>
    </style:style>
    <style:style style:name="P13" style:family="paragraph" style:parent-style-name="Text_20_body">
      <style:text-properties officeooo:paragraph-rsid="001d384f"/>
    </style:style>
    <style:style style:name="P14" style:family="paragraph" style:parent-style-name="Text_20_body">
      <style:text-properties style:font-name="arial" officeooo:paragraph-rsid="001d384f"/>
    </style:style>
    <style:style style:name="P15" style:family="paragraph" style:parent-style-name="Text_20_body">
      <style:text-properties style:font-name="arial" officeooo:rsid="001dcb18" officeooo:paragraph-rsid="001dcb18"/>
    </style:style>
    <style:style style:name="P16" style:family="paragraph" style:parent-style-name="Text_20_body">
      <style:text-properties officeooo:rsid="001ea95e" officeooo:paragraph-rsid="001ea95e"/>
    </style:style>
    <style:style style:name="P17" style:family="paragraph" style:parent-style-name="Text_20_body">
      <style:text-properties officeooo:rsid="001ed2f3" officeooo:paragraph-rsid="001ed2f3"/>
    </style:style>
    <style:style style:name="P18" style:family="paragraph" style:parent-style-name="Text_20_body">
      <style:text-properties officeooo:paragraph-rsid="001ed2f3"/>
    </style:style>
    <style:style style:name="P19" style:family="paragraph" style:parent-style-name="Text_20_body">
      <style:text-properties officeooo:rsid="0021bec9" officeooo:paragraph-rsid="0021bec9"/>
    </style:style>
    <style:style style:name="P20" style:family="paragraph" style:parent-style-name="Text_20_body">
      <style:paragraph-properties fo:text-align="center" style:justify-single-word="false"/>
      <style:text-properties officeooo:rsid="0021bec9" officeooo:paragraph-rsid="0021bec9"/>
    </style:style>
    <style:style style:name="P21" style:family="paragraph" style:parent-style-name="Text_20_body">
      <style:paragraph-properties fo:text-align="start" style:justify-single-word="false"/>
      <style:text-properties officeooo:rsid="0021bec9" officeooo:paragraph-rsid="0021bec9"/>
    </style:style>
    <style:style style:name="P22" style:family="paragraph" style:parent-style-name="Text_20_body">
      <style:text-properties officeooo:rsid="0024d1da" officeooo:paragraph-rsid="0024d1da"/>
    </style:style>
    <style:style style:name="P23" style:family="paragraph" style:parent-style-name="Text_20_body">
      <style:text-properties officeooo:rsid="0026dd31" officeooo:paragraph-rsid="0026dd31"/>
    </style:style>
    <style:style style:name="P24" style:family="paragraph" style:parent-style-name="Text_20_body">
      <style:text-properties officeooo:rsid="0026dd31" officeooo:paragraph-rsid="00284c4b"/>
    </style:style>
    <style:style style:name="P25" style:family="paragraph" style:parent-style-name="Text_20_body">
      <style:text-properties officeooo:rsid="00284c4b" officeooo:paragraph-rsid="00284c4b"/>
    </style:style>
    <style:style style:name="P26" style:family="paragraph" style:parent-style-name="Text_20_body">
      <style:text-properties officeooo:rsid="002910eb" officeooo:paragraph-rsid="002910eb"/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Heading_20_2">
      <style:text-properties style:font-name="arial" fo:font-style="normal" fo:font-weight="bold" officeooo:rsid="00205127" officeooo:paragraph-rsid="00205127" style:font-style-asian="normal" style:font-weight-asian="bold" style:font-style-complex="normal" style:font-weight-complex="bold"/>
    </style:style>
    <style:style style:name="P29" style:family="paragraph" style:parent-style-name="Heading_20_2">
      <style:text-properties style:font-name="arial" fo:font-style="normal" fo:font-weight="bold" officeooo:rsid="0024d1da" officeooo:paragraph-rsid="0024d1da" style:font-style-asian="normal" style:font-weight-asian="bold" style:font-style-complex="normal" style:font-weight-complex="bold"/>
    </style:style>
    <style:style style:name="P30" style:family="paragraph" style:parent-style-name="Heading_20_2">
      <style:text-properties style:font-name="arial" fo:font-style="normal" fo:font-weight="bold" officeooo:rsid="002910eb" officeooo:paragraph-rsid="002910eb" style:font-style-asian="normal" style:font-weight-asian="bold" style:font-style-complex="normal" style:font-weight-complex="bold"/>
    </style:style>
    <style:style style:name="P31" style:family="paragraph" style:parent-style-name="Heading_20_2">
      <style:text-properties style:font-name="arial" fo:font-style="normal" fo:font-weight="bold" officeooo:paragraph-rsid="0029c103" style:font-style-asian="normal" style:font-weight-asian="bold" style:font-style-complex="normal" style:font-weight-complex="bold"/>
    </style:style>
    <style:style style:name="P32" style:family="paragraph" style:parent-style-name="Heading_20_2">
      <style:text-properties fo:font-style="normal" fo:font-weight="bold" officeooo:rsid="0021bec9" officeooo:paragraph-rsid="0021bec9" style:font-style-asian="normal" style:font-weight-asian="bold" style:font-style-complex="normal" style:font-weight-complex="bold"/>
    </style:style>
    <style:style style:name="P33" style:family="paragraph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P34" style:family="paragraph" style:parent-style-name="Heading_20_1">
      <style:text-properties style:font-name="arial" officeooo:paragraph-rsid="001d384f"/>
    </style:style>
    <style:style style:name="P35" style:family="paragraph" style:parent-style-name="Heading_20_1">
      <style:text-properties style:font-name="arial" fo:font-style="normal" fo:font-weight="bold" officeooo:paragraph-rsid="001d384f" style:font-style-asian="normal" style:font-weight-asian="bold" style:font-style-complex="normal" style:font-weight-complex="bold"/>
    </style:style>
    <style:style style:name="P36" style:family="paragraph" style:parent-style-name="Heading_20_1">
      <style:text-properties style:font-name="arial" fo:font-style="normal" fo:font-weight="bold" officeooo:rsid="001ea95e" officeooo:paragraph-rsid="001ea95e" style:font-style-asian="normal" style:font-weight-asian="bold" style:font-style-complex="normal" style:font-weight-complex="bold"/>
    </style:style>
    <style:style style:name="P37" style:family="paragraph" style:parent-style-name="Heading_20_1">
      <style:text-properties fo:font-style="normal" fo:font-weight="bold" style:font-style-asian="normal" style:font-weight-asian="bold" style:font-style-complex="normal" style:font-weight-complex="bold"/>
    </style:style>
    <style:style style:name="P3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9" style:family="paragraph" style:parent-style-name="Footer">
      <style:paragraph-properties fo:text-align="end" style:justify-single-word="false"/>
    </style:style>
    <style:style style:name="T1" style:family="text">
      <style:text-properties officeooo:rsid="001c13e5"/>
    </style:style>
    <style:style style:name="T2" style:family="text">
      <style:text-properties style:font-name="arial"/>
    </style:style>
    <style:style style:name="T3" style:family="text">
      <style:text-properties style:font-name="arial" fo:font-size="24pt" fo:font-weight="bold" officeooo:rsid="001c13e5" style:font-size-asian="24pt" style:font-weight-asian="bold" style:font-size-complex="24pt" style:font-weight-complex="bold"/>
    </style:style>
    <style:style style:name="T4" style:family="text">
      <style:text-properties style:font-name="arial" officeooo:rsid="001ea95e"/>
    </style:style>
    <style:style style:name="T5" style:family="text">
      <style:text-properties style:font-name="arial" officeooo:rsid="001ed2f3"/>
    </style:style>
    <style:style style:name="T6" style:family="text">
      <style:text-properties style:font-name="arial" officeooo:rsid="00205127"/>
    </style:style>
    <style:style style:name="T7" style:family="text">
      <style:text-properties style:font-name="arial" officeooo:rsid="0021bec9"/>
    </style:style>
    <style:style style:name="T8" style:family="text">
      <style:text-properties style:font-name="arial" fo:font-style="italic" style:font-style-asian="italic" style:font-style-complex="italic"/>
    </style:style>
    <style:style style:name="T9" style:family="text">
      <style:text-properties style:font-name="arial" officeooo:rsid="00225fb3"/>
    </style:style>
    <style:style style:name="T10" style:family="text">
      <style:text-properties style:font-name="arial" officeooo:rsid="002415e4"/>
    </style:style>
    <style:style style:name="T11" style:family="text">
      <style:text-properties style:font-name="arial" officeooo:rsid="0025ce00"/>
    </style:style>
    <style:style style:name="T12" style:family="text">
      <style:text-properties style:font-name="arial" officeooo:rsid="0026dd31"/>
    </style:style>
    <style:style style:name="T13" style:family="text">
      <style:text-properties style:font-name="arial" officeooo:rsid="00284c4b"/>
    </style:style>
    <style:style style:name="T14" style:family="text">
      <style:text-properties style:font-name="arial" officeooo:rsid="002910eb"/>
    </style:style>
    <style:style style:name="T15" style:family="text">
      <style:text-properties style:font-name="arial" officeooo:rsid="0029c103"/>
    </style:style>
    <style:style style:name="T16" style:family="text">
      <style:text-properties style:font-name="arial" officeooo:rsid="001d384f"/>
    </style:style>
    <style:style style:name="T17" style:family="text">
      <style:text-properties officeooo:rsid="001d384f"/>
    </style:style>
    <style:style style:name="T18" style:family="text">
      <style:text-properties officeooo:rsid="0021bec9"/>
    </style:style>
    <style:style style:name="T19" style:family="text">
      <style:text-properties officeooo:rsid="0029c103"/>
    </style:style>
    <style:style style:name="T20" style:family="text">
      <style:text-properties officeooo:rsid="002a33da"/>
    </style:style>
    <style:style style:name="T2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2"/>
      <text:p text:style-name="P1"><text:span text:style-name="T3"/></text:p>
      <text:p text:style-name="P1"><text:span text:style-name="T3">Dokumentacja wstępna</text:span><text:span text:style-name="T1"> </text:span></text:p>
      <text:p text:style-name="P3"/>
      <text:p text:style-name="P5">Podstawy Sztucznej Inteligencji</text:p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pan text:style-name="T21">Autorzy</text:span></text:p>
      <text:p text:style-name="P7">Antoni Charchuła</text:p>
      <text:p text:style-name="P8">Michał Witkiewic<text:span text:style-name="T20">z</text:span></text:p>
      <text:p text:style-name="P8">Jakub Tokarzewski</text:p>
      <text:table-of-content text:style-name="Sect1" text:protected="true" text:name="Table of Contents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Spis Treści</text:p>
          </text:index-title>
          <text:p text:style-name="P27"><text:a xlink:type="simple" xlink:href="#__RefHeading___Toc421_3579938550" text:style-name="Index_20_Link" text:visited-style-name="Index_20_Link">1. Wstęp<text:tab/>3</text:a></text:p>
          <text:p text:style-name="P38"><text:a xlink:type="simple" xlink:href="#__RefHeading___Toc423_3579938550" text:style-name="Index_20_Link" text:visited-style-name="Index_20_Link">1.1 Repozytorium<text:tab/>3</text:a></text:p>
          <text:p text:style-name="P27"><text:a xlink:type="simple" xlink:href="#__RefHeading___Toc425_3579938550" text:style-name="Index_20_Link" text:visited-style-name="Index_20_Link">2. Etapy projektu<text:tab/>3</text:a></text:p>
          <text:p text:style-name="P27"><text:a xlink:type="simple" xlink:href="#__RefHeading___Toc427_3579938550" text:style-name="Index_20_Link" text:visited-style-name="Index_20_Link">3. Realizacja zadania<text:tab/>3</text:a></text:p>
          <text:p text:style-name="P38"><text:a xlink:type="simple" xlink:href="#__RefHeading___Toc429_3579938550" text:style-name="Index_20_Link" text:visited-style-name="Index_20_Link">3.1. Inicjalizacja sieci<text:tab/>3</text:a></text:p>
          <text:p text:style-name="P38"><text:a xlink:type="simple" xlink:href="#__RefHeading___Toc431_3579938550" text:style-name="Index_20_Link" text:visited-style-name="Index_20_Link">3.2. Funkcja aktywacji<text:tab/>4</text:a></text:p>
          <text:p text:style-name="P38"><text:a xlink:type="simple" xlink:href="#__RefHeading___Toc433_3579938550" text:style-name="Index_20_Link" text:visited-style-name="Index_20_Link">3.3 Propagacja wsteczna<text:tab/>4</text:a></text:p>
          <text:p text:style-name="P38"><text:a xlink:type="simple" xlink:href="#__RefHeading___Toc435_3579938550" text:style-name="Index_20_Link" text:visited-style-name="Index_20_Link">3.4 Interpretacja wyjścia<text:tab/>4</text:a></text:p>
          <text:p text:style-name="P38"><text:a xlink:type="simple" xlink:href="#__RefHeading___Toc437_3579938550" text:style-name="Index_20_Link" text:visited-style-name="Index_20_Link">3.5 Normalizacja wejść<text:tab/>4</text:a></text:p>
        </text:index-body>
      </text:table-of-content>
      <text:h text:style-name="P34" text:outline-level="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34" text:outline-level="1"><text:soft-page-break/></text:h>
      <text:h text:style-name="P35" text:outline-level="1"><text:bookmark-start text:name="__RefHeading___Toc421_3579938550"/><text:span text:style-name="T17">1. Wstęp</text:span><text:bookmark-end text:name="__RefHeading___Toc421_3579938550"/></text:h>
      <text:p text:style-name="P13"><text:span text:style-name="T16">Naszym poleceniem projektowym jest „</text:span><text:span text:style-name="T2">Stworzyć, wytrenować i przeprowadzić walidację sieci neuronowej, która dokona predykcji, czy dane wino jest dobrej jakości: </text:span><text:a xlink:type="simple" xlink:href="https://www.kaggle.com/uciml/red-wine-quality-cortez-et-al-2009" text:style-name="Internet_20_link" text:visited-style-name="Visited_20_Internet_20_Link"><text:span text:style-name="T2">https://www.kaggle.com/uciml/red-wine-quality-cortez-et-al-2009</text:span></text:a><text:span text:style-name="T2"> ”. </text:span></text:p>
      <text:h text:outline-level="2"><text:bookmark-start text:name="__RefHeading___Toc423_3579938550"/>1.1. Repozytorium<text:bookmark-end text:name="__RefHeading___Toc423_3579938550"/></text:h>
      <text:p text:style-name="P15">Wszystkie pliki źródłowe można na bieżąco obserwować w naszym repozytorium pod adresem <text:a xlink:type="simple" xlink:href="https://github.com/tokerson/PSZT-Wine_Classification" text:style-name="Internet_20_link" text:visited-style-name="Visited_20_Internet_20_Link">https://github.com/tokerson/PSZT-Wine_Classification</text:a>.</text:p>
      <text:h text:style-name="P36" text:outline-level="1"><text:bookmark-start text:name="__RefHeading___Toc425_3579938550"/>2. Etapy projektu<text:bookmark-end text:name="__RefHeading___Toc425_3579938550"/></text:h>
      <text:p text:style-name="P16"><text:span text:style-name="T2">Projekt podzieliliśmy na kilka mniejszych etapów, które będą systematycznie realizowane.</text:span></text:p>
      <text:p text:style-name="P16"><text:span text:style-name="T2"><text:tab/>1. Stworzenie modelu perceptronu dwuwarstwowego.</text:span></text:p>
      <text:p text:style-name="P16"><text:span text:style-name="T2"><text:tab/>2. Implementacja </text:span><text:span text:style-name="T5">obliczania wyjścia sieci neuronowej na podstawie wejść.</text:span></text:p>
      <text:p text:style-name="P17"><text:span text:style-name="T2"><text:tab/>3. Wczytywanie zestawu danych z pliku.</text:span></text:p>
      <text:p text:style-name="P17"><text:span text:style-name="T2"><text:tab/>4. Implementacja obliczania wartości funkcji kosztu.</text:span></text:p>
      <text:p text:style-name="P17"><text:span text:style-name="T2"><text:tab/>5. Implementacja propagacji wstecznej za pomocą wybranej metody.</text:span></text:p>
      <text:p text:style-name="P17"><text:span text:style-name="T2"><text:tab/>6. Trenowanie sieci neuronowej korzystając z walidacji krzyżowej.</text:span></text:p>
      <text:p text:style-name="P18"><text:span text:style-name="T5"><text:tab/>7. Badanie sieci neuronowej pod względem przeuczenia</text:span><text:span text:style-name="T4"> </text:span><text:span text:style-name="T7">oraz zbyt małego<text:tab/> <text:tab/> <text:s text:c="3"/>dopasowania.</text:span></text:p>
      <text:p text:style-name="P18"><text:span text:style-name="T7"><text:tab/>8. Poprawienie sieci na podstawie wniosków wyciągniętych z testów z pkt. 7.</text:span></text:p>
      <text:p text:style-name="P17"><text:span text:style-name="T4"><text:s/></text:span><text:span text:style-name="T2">W dniu 17.12.2018r. zrealizowane zostały punkty 1-3.</text:span></text:p>
      <text:h text:style-name="P37" text:outline-level="1"><text:bookmark-start text:name="__RefHeading___Toc427_3579938550"/><text:span text:style-name="T6">3. </text:span><text:span text:style-name="T14">Realizacja zadania</text:span><text:bookmark-end text:name="__RefHeading___Toc427_3579938550"/></text:h>
      <text:h text:style-name="P28" text:outline-level="2"><text:bookmark-start text:name="__RefHeading___Toc429_3579938550"/>3.<text:span text:style-name="T18">1</text:span>.<text:tab/>Inicjalizacja sieci<text:bookmark-end text:name="__RefHeading___Toc429_3579938550"/></text:h>
      <text:p text:style-name="Standard"><text:span text:style-name="T6">Po analizie budowy i działania perceptronu zdecydowaliśmy się, że warstwa ukryta naszej sieci będzie </text:span><text:span text:style-name="T9">początkowa miała wielkość</text:span><text:span text:style-name="T14"><draw:frame draw:style-name="fr2" draw:name="Object3" text:anchor-type="as-char" svg:y="-0.415cm" svg:width="0.965cm" svg:height="0.506cm" draw:z-index="4"><draw:object xlink:href="./Object 3" xlink:type="simple" xlink:show="embed" xlink:actuate="onLoad"/><draw:image xlink:href="./ObjectReplacements/Object 3" xlink:type="simple" xlink:show="embed" xlink:actuate="onLoad"/></draw:frame></text:span><text:span text:style-name="T14">( gdzie X to zbiór wejściowy ).</text:span><text:span text:style-name="T9"> Liczba neuronów w warstwie ukrytej może ulec zmianie w związku z testami przeprowadzanymi w pkt. 7 planu realizacji projektu.</text:span></text:p>
      <text:p text:style-name="Standard"><text:span text:style-name="T9"/></text:p>
      <text:p text:style-name="P10"><text:span text:style-name="T2">Początkowe wagi neuronów warstwy ukrytej to liczby </text:span><text:span text:style-name="T10">z rozkładu</text:span></text:p>
      <text:p text:style-name="P11"><text:span text:style-name="T2"><draw:frame draw:style-name="fr2" draw:name="Object2" text:anchor-type="as-char" svg:y="-0.619cm" svg:width="5.383cm" svg:height="1.076cm" draw:z-index="3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12"><text:span text:style-name="T6">g</text:span><text:span text:style-name="T2">dzie dim(X) to wymiar wejścia sieci.</text:span></text:p>
      <text:p text:style-name="P12"><text:span text:style-name="T2"/></text:p>
      <text:h text:style-name="P32" text:outline-level="2"><text:bookmark-start text:name="__RefHeading___Toc431_3579938550"/><text:soft-page-break/>3.2. <text:span text:style-name="T2">Funkcja aktywacji</text:span><text:bookmark-end text:name="__RefHeading___Toc431_3579938550"/></text:h>
      <text:p text:style-name="P19"><text:span text:style-name="T2">Funkcja aktywacji użyta w naszej sieci to </text:span><text:span text:style-name="T8">sigmoid </text:span><text:span text:style-name="T2">wyrażona wzorem:</text:span></text:p>
      <text:p text:style-name="P20"><text:span text:style-name="T2"><draw:frame draw:style-name="fr2" draw:name="Object1" text:anchor-type="as-char" svg:y="-0.619cm" svg:width="2.489cm" svg:height="1.058cm" draw:z-index="2"><draw:object xlink:href="./Object 1" xlink:type="simple" xlink:show="embed" xlink:actuate="onLoad"/><draw:image xlink:href="./ObjectReplacements/Object 1" xlink:type="simple" xlink:show="embed" xlink:actuate="onLoad"/></draw:frame></text:span></text:p>
      <text:h text:style-name="P29" text:outline-level="2"><text:bookmark-start text:name="__RefHeading___Toc433_3579938550"/>3.3. Propagacja wsteczna<text:bookmark-end text:name="__RefHeading___Toc433_3579938550"/></text:h>
      <text:p text:style-name="P22"><text:span text:style-name="T2">Początkowo sieć neuronowa przelicza wyjście, a następnie oblicza wartość funkcji straty na podstawie obliczonego wyjścia i spodziewanego wyjścia oraz używa jej do dostosowania wag w sieci, aby kolejne obliczenia były bardziej precyzyjne.</text:span><text:span text:style-name="T11"> W tym celu użyjemy metody stochastycznego najszybszego spadku</text:span><text:span text:style-name="T12">, ponieważ jest szybsza niż metoda gradientu prostego, ale daje mniej dokładne wyniki. Jeżeli dokładność naszej sieci nie będzie nas satysfakcjonowała, zmienimy metodę na metodę gradientu prostego.</text:span></text:p>
      <text:p text:style-name="P24"><text:span text:style-name="T2">Wybierając metodę najszybszego stochastycznego spadku </text:span><text:span text:style-name="T13">będziemy musieli wybrać liczbę epok, przez które będziemy chcieli sieć trenować ( liczbę mówiącą ile razy trenować sieć na tym samym zbiorze, bez przetrenowania ) oraz odpowiednio dobrać wskaźnik uczenia ( ang. learning rate ), który odpowiada za tempo i dokładność uczenia.</text:span></text:p>
      <text:p text:style-name="P25"><text:span text:style-name="T2">Według kaggle.com </text:span><text:span text:style-name="T14">powinniśmy być w stanie uzyskać dokładność około 88%. Jeżeli taka nie zostanie przez nas osiągnięta, mimo wprowadzania poprawek, przedstawimy nasze przemyślenia i ewentualne możliwe sposoby poprawy dokładności w dokumentacji końcowej.</text:span></text:p>
      <text:h text:style-name="P30" text:outline-level="2"><text:bookmark-start text:name="__RefHeading___Toc435_3579938550"/>3.4. Interpretacja wyjścia<text:bookmark-end text:name="__RefHeading___Toc435_3579938550"/></text:h>
      <text:p text:style-name="P26"><text:span text:style-name="T2">W warstwie wyjściowej naszego perceptronu mamy jeden neuron mogący przyjąć wartość od 0 do 1. Oceny wina są w skali 0 – 10, więc po przeskalowaniu ocen do zakresu 0 – 1, będziemy mogli stwierdzić jakiej dane wino jest jakości porównując je z wyjściem. </text:span></text:p>
      <text:h text:style-name="P31" text:outline-level="2"><text:bookmark-start text:name="__RefHeading___Toc437_3579938550"/><text:span text:style-name="T19">3.5. Normalizacja wejść</text:span><text:bookmark-end text:name="__RefHeading___Toc437_3579938550"/></text:h>
      <text:p text:style-name="Standard"><text:s/><text:span text:style-name="T15">Dane wejściowe są podane w postaci 12 parametrów, które są ocenami danej cechy wina. Każda z tych ocen jest z innego przedziału, więc różnie będą wpływały na wynik obliczany przez sieć. Aby temu zapobiec wejścia należy przeskalować do jednego przedziału. My skalujemy je do zakresu 0 – 1.</text:span></text:p>
      <text:p text:style-name="Standard"><text:span text:style-name="T15"/></text:p>
      <text:p text:style-name="Standard"><text:span text:style-name="T15"/></text:p>
      <text:p text:style-name="P23"><text:span text:style-name="T13"/></text:p>
      <text:p text:style-name="P21"><text:span text:style-name="T2"/></text:p>
      <text:p text:style-name="P19"><text:span text:style-name="T2"><draw:frame draw:style-name="fr1" draw:name="Image2" text:anchor-type="as-char" svg:width="0.026cm" svg:height="0.041cm" draw:z-index="1"><draw:image xlink:href="https://wikimedia.org/api/rest_v1/media/math/render/svg/9537e778e229470d85a68ee0b099c08298a1a3f6" xlink:type="simple" xlink:show="embed" xlink:actuate="onLoad" loext:mime-type="image/svg+xml"/><draw:image xlink:href="Pictures/10000201000000010000000108093F3507420144.png" xlink:type="simple" xlink:show="embed" xlink:actuate="onLoad"/><svg:title>{\displaystyle S(x)={\frac {1}{1+e^{-x}}}={\frac {e^{x}}{e^{x}+1}}.}</svg:title></draw:frame></text:span></text:p>
      <text:p text:style-name="P19"><text:span text:style-name="T2"><draw:frame draw:style-name="fr1" draw:name="Image1" text:anchor-type="as-char" svg:width="0.041cm" svg:height="0.041cm" draw:z-index="0"><draw:image xlink:href="Pictures/100016270000001A0000001A78FADC9662FD24C7.svg" xlink:type="simple" xlink:show="embed" xlink:actuate="onLoad" loext:mime-type="image/svg+xml"/><draw:image xlink:href="Pictures/10000201000000010000000108093F3507420144.png" xlink:type="simple" xlink:show="embed" xlink:actuate="onLoad"/><svg:title>{\displaystyle S(x)={\frac {1}{1+e^{-x}}}={\frac {e^{x}}{e^{x}+1}}.}</svg:title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1" svg:font-family="Arial" style:font-family-generic="swiss"/>
    <style:font-face style:name="arial" svg:font-family="arial" style:font-family-generic="swiss"/>
    <style:font-face style:name="arial2" svg:font-family="arial" style:font-adornments="Italic" style:font-family-generic="swiss"/>
    <style:font-face style:name="arial1" svg:font-family="arial" style:font-adornments="Regular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DejaVu Math TeX Gyre" svg:font-family="'DejaVu Math TeX Gyre'" style:font-pitch="variable"/>
    <style:font-face style:name="Garuda" svg:font-family="Garuda" style:font-pitch="variable"/>
    <style:font-face style:name="Bitstream Vera Serif" svg:font-family="'Bitstream Vera Serif'" style:font-family-generic="roman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Bold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margin-top="5.519cm" fo:margin-bottom="0.21cm" loext:contextual-spacing="false" fo:text-align="center" style:justify-single-word="false"/>
      <style:text-properties style:font-name="Arial" fo:font-family="Arial" style:font-style-name="Bold" style:font-family-generic="swiss" style:font-pitch="variable" fo:font-size="24pt" fo:font-weight="bold" style:font-size-asian="18pt" style:font-weight-asian="bold" style:font-size-complex="1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arial2" fo:font-family="arial" style:font-style-name="Italic" style:font-family-generic="swiss" fo:font-size="24pt" fo:font-style="normal" fo:font-weight="normal" fo:background-color="#ffffff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shadow="none">
        <style:tab-stops/>
      </style:paragraph-properties>
      <style:text-properties style:font-name="arial2" fo:font-family="arial" style:font-style-name="Italic" style:font-family-generic="swiss" fo:font-size="130%" fo:font-style="italic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arial2" fo:font-family="arial" style:font-style-name="Italic" style:font-family-generic="swiss" fo:font-size="115%" fo:font-style="italic" fo:font-weight="normal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fo:font-size="14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background-color="#ffffff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rial" style:family="text">
      <style:text-properties style:font-name="arial1" fo:font-family="arial" style:font-style-name="Regular" style:font-family-generic="swiss" style:font-size-asian="10.5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7T16:50:01.044684452</meta:creation-date>
    <dc:date>2018-12-17T20:08:53.217407284</dc:date>
    <meta:editing-duration>PT28M22S</meta:editing-duration>
    <meta:editing-cycles>5</meta:editing-cycles>
    <meta:generator>LibreOffice/6.0.6.2$Linux_X86_64 LibreOffice_project/00m0$Build-2</meta:generator>
    <meta:document-statistic meta:table-count="0" meta:image-count="2" meta:object-count="3" meta:page-count="4" meta:paragraph-count="52" meta:word-count="492" meta:character-count="3582" meta:non-whitespace-character-count="3114"/>
  </office:meta>
</office:document-meta>
</file>

<file path=Object 1/content.xml><?xml version="1.0" encoding="utf-8"?>
<math xmlns="http://www.w3.org/1998/Math/MathML" display="block">
  <semantics>
    <mrow>
      <mi>S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n>1</mn>
            <mo stretchy="false">+</mo>
            <msup>
              <mi>e</mi>
              <mrow>
                <mo stretchy="false">−</mo>
                <mi>x</mi>
              </mrow>
            </msup>
          </mrow>
        </mfrac>
      </mrow>
    </mrow>
    <annotation encoding="StarMath 5.0">S(x) = {1} over {1 + e^-x}
 </annotation>
  </semantics>
</math>
</file>

<file path=Object 2/content.xml><?xml version="1.0" encoding="utf-8"?>
<math xmlns="http://www.w3.org/1998/Math/MathML" display="block">
  <semantics>
    <mrow>
      <mrow>
        <mi>U</mi>
        <mo stretchy="false">∼</mo>
        <mspace width="0.5em"/>
      </mrow>
      <mrow>
        <mo fence="true" stretchy="false">(</mo>
        <mrow>
          <mrow>
            <mfrac>
              <mrow>
                <mo stretchy="false">−</mo>
                <mn>1</mn>
              </mrow>
              <msqrt>
                <mrow>
                  <mo fence="true" stretchy="false">(</mo>
                  <mrow>
                    <mrow>
                      <mi mathvariant="italic">dim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sqrt>
            </mfrac>
            <mi>,</mi>
            <mfrac>
              <mn>1</mn>
              <msqrt>
                <mrow>
                  <mo fence="true" stretchy="false">(</mo>
                  <mrow>
                    <mrow>
                      <mi mathvariant="italic">dim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sqrt>
            </mfrac>
          </mrow>
        </mrow>
        <mo fence="true" stretchy="false">)</mo>
      </mrow>
    </mrow>
    <annotation encoding="StarMath 5.0">U  sim ` ({-1} over {sqrt(dim(X))}, {1} over {sqrt(dim(X))})  </annotation>
  </semantics>
</math>
</file>

<file path=Object 3/content.xml><?xml version="1.0" encoding="utf-8"?>
<math xmlns="http://www.w3.org/1998/Math/MathML" display="block">
  <semantics>
    <msqrt>
      <mrow>
        <mo fence="true" stretchy="true">|</mo>
        <mrow>
          <mi>X</mi>
        </mrow>
        <mo fence="true" stretchy="true">|</mo>
      </mrow>
    </msqrt>
    <annotation encoding="StarMath 5.0">sqrt{ abs{X} } </annotation>
  </semantics>
</math>
</file>